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-">
        <style:list-level-properties text:space-before="0.0312in" text:min-label-width="0.25in"/>
      </text:list-level-style-bullet>
    </text:list-style>
    <text:list-style style:name="LFO2">
      <text:list-level-style-bullet text:level="1" text:bullet-char="-">
        <style:list-level-properties text:space-before="0.0312in" text:min-label-width="0.25in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Titre" style:family="paragraph">
      <style:paragraph-properties fo:text-align="start"/>
    </style:style>
    <style:style style:name="P4" style:parent-style-name="Titre" style:family="paragraph">
      <style:paragraph-properties fo:text-align="start"/>
    </style:style>
  </office:automatic-styles>
  <office:body>
    <office:text text:use-soft-page-breaks="true">
      <text:p text:style-name="P1"/>
      <text:p text:style-name="Normal">Klee Group mène depuis 20 ans deux activités en parallèle : l’édition de logiciels et la conception et la réalisation de systèmes d'information clés-en-main.</text:p>
      <text:p text:style-name="Normal"/>
      <text:p text:style-name="Normal"><text:s/></text:p>
      <text:p text:style-name="Normal"/>
      <text:p text:style-name="P3">Des solutions métiers</text:p>
      <text:p text:style-name="Normal"/>
      <text:p text:style-name="Normal"/>
      <text:p text:style-name="Normal">Nos 300 consultants et ingénieurs se répartissent sur trois pôles d’activités :</text:p>
      <text:p text:style-name="Normal"/>
      <text:p text:style-name="Normal">Le développement de progiciels dans des secteurs Métiers tels que les produits de grande consommation (suite Klee Commerce), la finance (Capital Venture) et l’archivage (Spark Archives),</text:p>
      <text:p text:style-name="Normal">Le conseil et l’intégration de grands projets informatiques au forfait, au service de grandes entités, privées ou publiques.</text:p>
      <text:p text:style-name="Normal">Le conseil et la mise en oeuvre <text:s/>de solutions pour le pilotage de la performance opérationnelle et financière.</text:p>
      <text:p text:style-name="Normal"><text:s/></text:p>
      <text:p text:style-name="Normal"/>
      <text:p text:style-name="Normal">Dans ces trois domaines, l’ambition de Klee Group est forte:</text:p>
      <text:p text:style-name="Normal"/>
      <text:p text:style-name="Normal">« créer pour ses clients des solutions à forte valeur ajoutée qui s’appuient sur les innovations technologiques afin de leur permettre d’atteindre leurs objectifs business stratégiques »</text:p>
      <text:p text:style-name="Normal"/>
      <text:p text:style-name="Normal"><text:s/></text:p>
      <text:p text:style-name="Normal"/>
      <text:p text:style-name="P4">Une vision, une ambition</text:p>
      <text:p text:style-name="Normal"/>
      <text:p text:style-name="Normal"/>
      <text:p text:style-name="Normal">Klee Group symbolise depuis 1987 la performance, la fiabilité et la qualité dans le monde des éditeurs de logiciels et des sociétés de services.</text:p>
      <text:p text:style-name="Normal"/>
      <text:p text:style-name="Normal">Mais Klee Group, c’est aussi un état d’esprit : le dynamisme et la motivation de nos équipes, l’épanouissement et l’évolution de nos collaborateurs, l’excellence des grands cabinets de conseil avec toujours, une approche humaine. <text:s/>Le Client est au centre de nos actions et nous cherchons, en permanence: <text:s/>une grande proximité, un réel apport dans leurs performances métier, leurs résultats, leur compétitivité et leur efficacité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/>
      <style:text-properties style:font-name="Arial" fo:font-weight="bold" style:font-weight-asian="bold" fo:color="#000000" fo:font-size="22pt" style:font-size-asian="22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fo:font-weight="bold" style:font-weight-asian="bold" fo:font-style="italic" style:font-style-asian="italic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rpsdetexte" style:display-name="Corps de texte" style:family="paragraph" style:parent-style-name="Normal">
      <style:text-properties fo:font-size="12pt" style:font-size-asian="12pt"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rpsdetexte2" style:display-name="Corps de texte 2" style:family="paragraph" style:parent-style-name="Normal">
      <style:paragraph-properties fo:margin-right="-0.1972in"/>
      <style:text-properties fo:font-weight="bold" style:font-weight-asian="bold" fo:font-size="12pt" style:font-size-asian="12pt" fo:hyphenate="false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>
      <style:text-properties fo:color="#800080" style:text-underline-type="single" style:text-underline-style="solid" style:text-underline-width="auto" style:text-underline-mode="continuous"/>
    </style:style>
    <style:style style:name="Titre" style:display-name="Titr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TitreCar" style:display-name="Titre C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-">
        <style:list-level-properties text:space-before="0.0312in" text:min-label-width="0.25in"/>
      </text:list-level-style-bullet>
    </text:list-style>
    <text:list-style style:name="LFO2">
      <text:list-level-style-bullet text:level="1" text:bullet-char="-">
        <style:list-level-properties text:space-before="0.0312in" text:min-label-width="0.25in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center"/>
      <style:text-properties style:font-name="Arial" fo:font-size="26pt" style:font-size-asian="26pt"/>
    </style:style>
  </office:automatic-styles>
  <office:master-styles>
    <style:master-page style:name="MP0" style:page-layout-name="PL0">
      <style:header>
        <text:p text:style-name="P2">Klee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Klee – partenaire d’ « e-Novation »</dc:title>
    <meta:initial-creator>kleegroup</meta:initial-creator>
    <dc:creator>Philippe CHRETIEN</dc:creator>
    <meta:creation-date>2014-10-03T10:54:00Z</meta:creation-date>
    <dc:date>2014-10-03T10:54:00Z</dc:date>
    <meta:print-date>2000-11-07T10:31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38" meta:character-count="1547" meta:row-count="10" meta:non-whitespace-character-count="1312"/>
  </office:meta>
</office:document-meta>
</file>